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7.521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4.214cm"/>
    </style:style>
    <style:style style:name="co6" style:family="table-column">
      <style:table-column-properties fo:break-before="auto" style:column-width="4.9cm"/>
    </style:style>
    <style:style style:name="co7" style:family="table-column">
      <style:table-column-properties fo:break-before="auto" style:column-width="4.142cm"/>
    </style:style>
    <style:style style:name="co8" style:family="table-column">
      <style:table-column-properties fo:break-before="auto" style:column-width="10.241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54cm"/>
    </style:style>
    <style:style style:name="co11" style:family="table-column">
      <style:table-column-properties fo:break-before="auto" style:column-width="5.906cm"/>
    </style:style>
    <style:style style:name="co12" style:family="table-column">
      <style:table-column-properties fo:break-before="auto" style:column-width="7.742cm"/>
    </style:style>
    <style:style style:name="co13" style:family="table-column">
      <style:table-column-properties fo:break-before="auto" style:column-width="5.978cm"/>
    </style:style>
    <style:style style:name="co14" style:family="table-column">
      <style:table-column-properties fo:break-before="auto" style:column-width="6.934cm"/>
    </style:style>
    <style:style style:name="co15" style:family="table-column">
      <style:table-column-properties fo:break-before="auto" style:column-width="6.639cm"/>
    </style:style>
    <style:style style:name="co16" style:family="table-column">
      <style:table-column-properties fo:break-before="auto" style:column-width="4.754cm"/>
    </style:style>
    <style:style style:name="co17" style:family="table-column">
      <style:table-column-properties fo:break-before="auto" style:column-width="4.23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42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default-cell-style-name="Excel_20_Built-in_20_Normal"/>
        <table:table-column table:style-name="co16" table:default-cell-style-name="Excel_20_Built-in_20_Normal"/>
        <table:table-column table:style-name="co1" table:default-cell-style-name="Excel_20_Built-in_20_Normal"/>
        <table:table-column table:style-name="co17" table:default-cell-style-name="Excel_20_Built-in_20_Normal"/>
        <table:table-column table:style-name="co1" table:number-columns-repeated="100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1">
            <text:p>NOME FORNITORE:</text:p>
          </table:table-cell>
          <table:covered-table-cell table:style-name="ce9"/>
          <table:table-cell table:style-name="ce15" office:value-type="string" table:number-columns-spanned="2" table:number-rows-spanned="1">
            <text:p>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0"/>
          <table:table-cell table:style-name="ce16" office:value-type="string" table:number-columns-spanned="2" table:number-rows-spanned="1">
            <text:p>subject_application_id: AstroL@bI/O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covered-table-cell table:style-name="ce3"/>
          <table:covered-table-cell table:style-name="ce11"/>
          <table:table-cell table:style-name="ce16" office:value-type="string" table:number-columns-spanned="2" table:number-rows-spanned="1">
            <text:p>subject_application_vendor: Info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covered-table-cell table:style-name="ce4"/>
          <table:covered-table-cell table:style-name="ce12"/>
          <table:table-cell table:style-name="ce16" office:value-type="string" table:number-columns-spanned="2" table:number-rows-spanned="1">
            <text:p>subject_application_version: 11.231.650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7" office:value-type="string">
            <text:p>ID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Tipo Documento</text:p>
          </table:table-cell>
          <table:table-cell table:style-name="ce13" office:value-type="string">
            <text:p>NOME CASO TEST</text:p>
          </table:table-cell>
          <table:table-cell table:style-name="ce13" office:value-type="string">
            <text:p>DESCRIZIONE CASO TEST</text:p>
          </table:table-cell>
          <table:table-cell table:style-name="ce13" office:value-type="string">
            <text:p>DATA ESECUZIONE</text:p>
          </table:table-cell>
          <table:table-cell table:style-name="ce13" office:value-type="string">
            <text:p>TIMESTAMP</text:p>
          </table:table-cell>
          <table:table-cell table:style-name="ce13" office:value-type="string">
            <text:p>TRACEID</text:p>
          </table:table-cell>
          <table:table-cell table:style-name="ce13" office:value-type="string">
            <text:p>WORKFLOWINSTANCEID</text:p>
          </table:table-cell>
          <table:table-cell table:style-name="ce13" office:value-type="string">
            <text:p>APPLICABILITA'</text:p>
          </table:table-cell>
          <table:table-cell table:style-name="ce13" office:value-type="string">
            <text:p>RAZIONALE DI APPLICABILITA'</text:p>
          </table:table-cell>
          <table:table-cell table:style-name="ce13" office:value-type="string">
            <text:p>ERRORE BLOCCANTE (SI/NO)</text:p>
          </table:table-cell>
          <table:table-cell table:style-name="ce13" office:value-type="string">
            <text:p>ERRORE VISIBILE A UTENTE (SI/NO)</text:p>
          </table:table-cell>
          <table:table-cell table:style-name="ce13" office:value-type="string">
            <text:p>MESSAGGIO DI ERRORE</text:p>
          </table:table-cell>
          <table:table-cell table:style-name="ce13" office:value-type="string">
            <text:p>GESTITO IN BACKOFFICE (SI/NO)</text:p>
          </table:table-cell>
          <table:table-cell table:style-name="ce13" office:value-type="string">
            <text:p>GESTIONE ERRORE</text:p>
          </table:table-cell>
          <table:table-cell table:style-name="ce13" office:value-type="string">
            <text:p>ESITO</text:p>
          </table:table-cell>
          <table:table-cell table:style-name="ce13" office:value-type="string">
            <text:p>TEST AUTOCERTIFICATO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CASO OK / KO</text:p>
          </table:table-cell>
          <table:table-cell table:number-columns-repeated="1004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0:26:48Z</text:p>
          </table:table-cell>
          <table:table-cell table:style-name="ce21" office:value-type="string">
            <text:p>c691464bf94974ca</text:p>
          </table:table-cell>
          <table:table-cell table:style-name="ce21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2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5">
            <text:p>5/7/2023</text:p>
          </table:table-cell>
          <table:table-cell table:style-name="ce21" office:value-type="string">
            <text:p>2023-07-05T09:11:32Z</text:p>
          </table:table-cell>
          <table:table-cell table:style-name="ce21" office:value-type="string">
            <text:p>ff1e30c8b2bd8e83</text:p>
          </table:table-cell>
          <table:table-cell table:style-name="ce21" office:value-type="string">
            <text:p>2.16.840.1.113883.2.9.2.120.4.4.b623b00f257f5cd8690a8c1ce39d9b9a70234a172382d8cec2d8bb45f61f16d1.18cd64e4a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3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1:38:38Z</text:p>
          </table:table-cell>
          <table:table-cell table:style-name="ce21" office:value-type="string">
            <text:p>cd453ab2a4c3fe8c</text:p>
          </table:table-cell>
          <table:table-cell table:style-name="ce21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4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2:11:55Z</text:p>
          </table:table-cell>
          <table:table-cell table:style-name="ce21" office:value-type="string">
            <text:p>871377fe1c8bdbec</text:p>
          </table:table-cell>
          <table:table-cell table:style-name="ce21" office:value-type="string">
            <text:p>2.16.840.1.113883.2.9.2.120.4.4.ba197682a1f6057ab7e9b18aa89875561816d797b48f74174f293154c358adc3.2bf79a84bf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5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3:01:37Z</text:p>
          </table:table-cell>
          <table:table-cell table:style-name="ce21" office:value-type="string">
            <text:p>81d7576adb189b34</text:p>
          </table:table-cell>
          <table:table-cell table:style-name="ce21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6">
          <table:table-cell table:style-name="ce8" office:value-type="float" office:value="52">
            <text:p>5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6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0:52Z</text:p>
          </table:table-cell>
          <table:table-cell table:style-name="ce21" office:value-type="string">
            <text:p>ea8e175eb2943edf</text:p>
          </table:table-cell>
          <table:table-cell table:style-name="ce21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3">
            <text:p>5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7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24:23Z</text:p>
          </table:table-cell>
          <table:table-cell table:style-name="ce21" office:value-type="string">
            <text:p>4f59eb8385995ba1</text:p>
          </table:table-cell>
          <table:table-cell table:style-name="ce21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E-46| codice fiscale 'drovvn91m59h501j' cittadino ed operatore: 16 cifre [A-Z0-9]{16}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4">
            <text:p>5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8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8:43Z</text:p>
          </table:table-cell>
          <table:table-cell table:style-name="ce21" office:value-type="string">
            <text:p>2fab0de118728f85</text:p>
          </table:table-cell>
          <table:table-cell table:style-name="ce21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5">
            <text:p>5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9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2" table:number-columns-repeated="6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6">
            <text:p>5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0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nome compilato.</text:p>
          </table:table-cell>
          <table:table-cell table:style-name="ce22" table:number-columns-repeated="7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7">
            <text:p>57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1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7:51:36Z</text:p>
          </table:table-cell>
          <table:table-cell table:style-name="ce21" office:value-type="string">
            <text:p>68389c8362360e16</text:p>
          </table:table-cell>
          <table:table-cell table:style-name="ce21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Almeno uno dei seguenti vocaboli non è censito: [CodeSystem: 2.16.840.1.113883.5.1 v2.1.0, Codes: U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8">
            <text:p>5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2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04:17Z</text:p>
          </table:table-cell>
          <table:table-cell table:style-name="ce21" office:value-type="string">
            <text:p>4ff3275b72abd3a2</text:p>
          </table:table-cell>
          <table:table-cell table:style-name="ce21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9">
            <text:p>59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3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18:37Z</text:p>
          </table:table-cell>
          <table:table-cell table:style-name="ce21" office:value-type="string">
            <text:p>4772b6c17f9ab0e6</text:p>
          </table:table-cell>
          <table:table-cell table:style-name="ce21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0">
            <text:p>60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4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39:04Z</text:p>
          </table:table-cell>
          <table:table-cell table:style-name="ce21" office:value-type="string">
            <text:p>49bb14934da0a821</text:p>
          </table:table-cell>
          <table:table-cell table:style-name="ce21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1">
            <text:p>6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5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49:48Z</text:p>
          </table:table-cell>
          <table:table-cell table:style-name="ce21" office:value-type="string">
            <text:p>b4e96a095c220055</text:p>
          </table:table-cell>
          <table:table-cell table:style-name="ce21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2">
            <text:p>6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6_KO</text:p>
          </table:table-cell>
          <table:table-cell table:style-name="ce18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10:45:17Z</text:p>
          </table:table-cell>
          <table:table-cell table:style-name="ce21" office:value-type="string">
            <text:p>c5b0b0605c1934bb</text:p>
          </table:table-cell>
          <table:table-cell table:style-name="ce21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1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5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5">05/07/2023</text:date>, <text:time>11.22.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3-07-05T11:22:25.87</dc:date>
    <meta:editing-duration>PT4M26S</meta:editing-duration>
    <meta:editing-cycles>2</meta:editing-cycles>
    <meta:document-statistic meta:table-count="1" meta:cell-count="246" meta:object-count="0"/>
  </office:meta>
</office:document-meta>
</file>